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list-style-name=""/>
    <style:style style:name="P18" style:family="paragraph" style:parent-style-name="Text_20_body">
      <style:text-properties style:text-underline-style="none"/>
    </style:style>
    <style:style style:name="P19" style:family="paragraph" style:parent-style-name="Text_20_body">
      <style:text-properties style:text-underline-style="none" fo:font-weight="normal" style:font-weight-asian="normal" style:font-weight-complex="normal"/>
    </style:style>
    <style:style style:name="P20" style:family="paragraph" style:parent-style-name="Text_20_body" style:list-style-name="">
      <style:text-properties style:text-underline-style="solid" style:text-underline-width="auto" style:text-underline-color="font-color"/>
    </style:style>
    <style:style style:name="P21" style:family="paragraph" style:parent-style-name="Heading_20_1">
      <style:paragraph-properties fo:text-align="center" style:justify-single-word="false"/>
    </style:style>
    <style:style style:name="P22" style:family="paragraph" style:parent-style-name="Heading_20_1" style:list-style-name="">
      <style:paragraph-properties fo:margin-left="0mm" fo:margin-right="0mm" fo:text-align="center" style:justify-single-word="false" fo:text-indent="0mm" style:auto-text-indent="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justify" style:justify-single-word="false" fo:break-before="page"/>
    </style:style>
    <style:style style:name="P25" style:family="paragraph" style:parent-style-name="Heading_20_3">
      <style:text-properties style:text-underline-style="none"/>
    </style:style>
    <style:style style:name="P26" style:family="paragraph" style:parent-style-name="Heading_20_2">
      <style:paragraph-properties fo:break-before="page"/>
    </style:style>
    <style:style style:name="P27" style:family="paragraph" style:parent-style-name="Heading_20_4">
      <style:paragraph-properties fo:text-align="center" style:justify-single-word="false"/>
    </style:style>
    <style:style style:name="P28" style:family="paragraph" style:parent-style-name="Heading_20_4">
      <style:paragraph-properties fo:text-align="center" style:justify-single-word="false"/>
      <style:text-properties fo:font-style="normal" style:font-style-asian="normal" style:font-style-complex="normal"/>
    </style:style>
    <style:style style:name="P29" style:family="paragraph" style:parent-style-name="List_20_1">
      <style:text-properties style:text-underline-style="none"/>
    </style:style>
    <style:style style:name="P30"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__RefHeading__2955_1119159922"/>Masarykova univerzita<text:bookmark-end text:name="__RefHeading__2955_1119159922"/></text:h>
      <text:h text:style-name="P22" text:outline-level="1">Fakulta informatiky</text:h>
      <text:p text:style-name="P3"/>
      <text:p text:style-name="P3"/>
      <text:p text:style-name="P3"/>
      <text:p text:style-name="P3"/>
      <text:p text:style-name="P3"/>
      <text:p text:style-name="P4"/>
      <text:h text:style-name="P27" text:outline-level="4">Bakalářská práce</text:h>
      <text:p text:style-name="P3"/>
      <text:h text:style-name="P21"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8" text:outline-level="4">Martin Prokop<text:tab/><text:tab/><text:tab/><text:tab/><text:tab/><text:tab/><text:tab/><text:tab/>2012</text:h>
      <text:h text:style-name="P23"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4"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7" text:outline-level="1">Na tomto místě chci poděkovat Mgr. Václavovi Roseckému a Ing. Petrovi Žabičkovi za pomoc při řešení této bakalářské práce.</text:h>
      <text:h text:style-name="P23"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3" text:outline-level="1"><text:bookmark text:name="__RefHeading__1469_1422318452"/>Obsah<text:bookmark-end text:name="__RefHeading__1469_1422318452"/></text:h>
      <text:p text:style-name="P7">(Doplním později)</text:p>
      <text:h text:style-name="P23" text:outline-level="1">Úvod</text:h>
      <text:list xml:id="list866678462"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 [2]</text:p>
      <text:h text:style-name="P26"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text:soft-page-break/>aspekt archivace dat. Má tudíž výborný potenciál k zachování informační hodnoty dokumentů.</text:p>
      <text:p text:style-name="Text_20_body">Databáze WebArchivu obsahuje [3]:</text:p>
      <text:list xml:id="list1053362477"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 [4].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 [5].</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je také otázka archivace sklizených dat“ řešitelé potřebují pro dlouhodobou archivaci a práci s daty zvolit vhodný formát uchovávání metadat stažených souborů. Pro tyto <text:soft-page-break/>účely volí nakonec Dublin Core Metadata Element Set<text:note text:id="ftn1" text:note-class="footnote"><text:note-citation>1</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 [6]</text:p>
      <text:p text:style-name="P8">Dále probíhal vývoj nových nástrojů:</text:p>
      <text:list xml:id="list833705207"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2" text:note-class="footnote"><text:note-citation>2</text:note-citation><text:note-body><text:p text:style-name="Footnote">Podrobné informace o formátu MARC 21: http://www.loc.gov/marc/unimarctomarc21.html</text:p></text:note-body></text:note>.</text:p>
      <text:p text:style-name="Text_20_body">Zpráva pro tento rok je také samozřejmě dostupná na webových stránkách [7].</text:p>
      <text:h text:style-name="Heading_20_3" text:outline-level="3">Rok 2003</text:h>
      <text:p text:style-name="P8">Zprávu pro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 [8].</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P9">Zpráva je dostupná na stránkách projektu WebArchiv [9].</text:p>
      <text:h text:style-name="Heading_20_3" text:outline-level="3">Rok 2006</text:h>
      <text:p text:style-name="Text_20_body">Řešitelé projektu řešili současně i projekt CULTURE 2000<text:note text:id="ftn3" text:note-class="footnote"><text:note-citation>3</text:note-citation><text:note-body><text:p text:style-name="Footnote">Podrobné informace o projektu: http://www.webarchiv.cz/culture-2000/</text:p></text:note-body></text:note> nazvaný Web Cultural Heritage. Z toho důvodu provedli obsáhlou analýzu obsahu archivu.</text:p>
      <text:p text:style-name="Text_20_body">Tým dále provedl analýzu využívaného software:</text:p>
      <text:list xml:id="list127591426" text:continue-numbering="true" text:style-name="List_20_1">
        <text:list-item>
          <text:p text:style-name="List_20_1">NutchWAX</text:p>
        </text:list-item>
        <text:list-item>
          <text:p text:style-name="List_20_1"><text:soft-page-break/>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 [10]</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text:span><text:span text:style-name="T2">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text:soft-page-break/>zastupovala archívy ze všech proběhlých sklizní. Některé z poškozených souborů se povedlo obnovit ze záloh či doplnit z databáze Internet Archive. [11]</text:p>
      <text:p text:style-name="Text_20_body"><text:span text:style-name="T3">Zpráva o činnosti v tomto roce je dostupná na stránkách projektu WebArchiv [12]</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projektu [13]</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text:soft-page-break/>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 [14]</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 [16].</text:p>
      <text:h text:style-name="Heading_20_3" text:outline-level="3">Rok 2011</text:h>
      <text:p text:style-name="Text_20_body">V době práce na bakalářské práci ještě nebyla zpráva dostupná.</text:p>
      <text:h text:style-name="P26"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6" text:note-class="footnote"><text:note-citation>6</text:note-citation><text:note-body><text:p text:style-name="Footnote">Webové stránky projektu: http://creativecommons.org/</text:p></text:note-body></text:note>. Jedná se o mezinárodní licenční standart, pomocí kterého může autor elektronického díla poskytnout své dílo k užití jiným osobám. [18]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text:soft-page-break/>jeho díla. Prostě označí zdroj značkou Creative Commons a uživatel v okamžiku kdy použije dílo vstupuje automaticky do smlouvy. Majitel díla navíc přesně určí jak se s jeho dílem smí nakládat. [19]</text:p>
      <text:p text:style-name="Text_20_body">Z toho vyplývá, že sledování podmínek užití licence Creative Commons je jedna z velmi důležitých úkolů WebArchivu [20]. K velké změně došlo v roce 2009, kdy se Česká republika přidala k zemím s lokalizovanou verzí licence<text:note text:id="ftn7" text:note-class="footnote"><text:note-citation>7</text:note-citation><text:note-body><text:p text:style-name="Footnote">Webové stránky lokalizovaného projektu: http://www.creativecommons.cz/</text:p></text:note-body></text:note>.[21] <text:s/>WebArchiv na svých stránkách přímo poskytuje návod<text:note text:id="ftn8" text:note-class="footnote"><text:note-citation>8</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22]:</text:p>
      <text:list xml:id="list913664995" text:continue-numbering="true" text:style-name="List_20_1">
        <text:list-item>
          <text:p text:style-name="List_20_1"><text:span text:style-name="T1">Moravská zemská knihovna</text:span><text:span text:style-name="T1"><text:note text:id="ftn9" text:note-class="footnote"><text:note-citation>9</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10" text:note-class="footnote"><text:note-citation>10</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11" text:note-class="footnote"><text:note-citation>11</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23]</text:p>
      <text:p text:style-name="Text_20_body">V současné době má WebArchiv uzavřené smlouvy se zhruba 2932 autory webových stránek v prostředí domény CZ. Bližší informace o smlouvách jsou samozřejmě k dohledání na stránkách projektu<text:note text:id="ftn12" text:note-class="footnote"><text:note-citation>12</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13" text:note-class="footnote"><text:note-citation>13</text:note-citation><text:note-body><text:p text:style-name="Footnote">Projekty prováděné organizací Internet archive dostupné na: 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p>
      <text:h text:style-name="P26" text:outline-level="2">Dostupnost informací</text:h>
      <text:p text:style-name="Text_20_body">O projektu WebArchiv se lze dočíst na stránkách Národní digitální knihovny<text:note text:id="ftn14" text:note-class="footnote"><text:note-citation>14</text:note-citation><text:note-body><text:p text:style-name="Footnote">Webové stránky Národní digitání knihovny dostupné na: http://www.ndk.cz/webarchiv</text:p></text:note-body></text:note>, která projekt řeší a samozřejmě na stránkách WebArchivu<text:note text:id="ftn15" text:note-class="footnote"><text:note-citation>15</text:note-citation><text:note-body><text:p text:style-name="Footnote">Webové stránky WebArchivu dostupné na: http://www.webarchiv.cz</text:p></text:note-body></text:note>. K nalezení jsou jak tiskové zprávy, z kterých jsem čerpal při popisování stavu projektu a jeho cílech a záměrech, tak další dokumenty<text:note text:id="ftn16" text:note-class="footnote"><text:note-citation>16</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17" text:note-class="footnote"><text:note-citation>17</text:note-citation><text:note-body><text:p text:style-name="Footnote">Elektronický časopis dostupný na: http://www.ikaros.cz/</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18" text:note-class="footnote"><text:note-citation>18</text:note-citation><text:note-body><text:p text:style-name="Footnote">Webové stránky Národní digitální knihovny dostupné na: http://www.ndk.cz/narodni-dk</text:p></text:note-body></text:note> nelze nalézt prakticky žádné informace.</text:p>
      <text:h text:style-name="P26"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 [27] bere oproti plošné ohled na více parametrů. Zdroje jsou řazeny v tematických okruzích, těch není prozatím mnoho, jsou jednoduše přehledné. Přehled oborů sklizených v rámci konspektu je dostupný na stránkách WebArchivu<text:note text:id="ftn19" text:note-class="footnote"><text:note-citation>19</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0" text:note-class="footnote"><text:note-citation>20</text:note-citation><text:note-body><text:p text:style-name="Footnote">http://www.webarchiv.cz/tematicke_sbirky/</text:p></text:note-body></text:note>. Jedná se například o sbírku na téma: Výročí obsazení Československa 1968, České předsednictví EU, Prezidentské volby 2008.</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text:soft-page-break/>WA Admin v2. Nástroj WA ADMIN v2 je v současné době užíván týmem WebArchivu. [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span text:style-name="T6"> je Filip Kusalík, který ji dokončil v roce 2009. Cílem projektu bylo vytvořit nástroj, který identifikuje webové zdroje v archivu jenž podle zákona není možné </text:span></text:span><text:span text:style-name="Strong_20_Emphasis"><text:span text:style-name="T6">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30]</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text:soft-page-break/>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 [33]</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 [34]</text:p>
      <text:h text:style-name="Heading_20_3" text:outline-level="3"><text:soft-page-break/><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6" text:outline-level="2">Nástroje související s projektem WebArchiv</text:h>
      <text:h text:style-name="Heading_20_3" text:outline-level="3">APACHE TOMCAT</text:h>
      <text:p text:style-name="Text_20_body">Apache Tomcat<text:note text:id="ftn21" text:note-class="footnote"><text:note-citation>21</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8"><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3"> vyvíjí</text:span><text:span text:style-name="T11"> National and University Library of Iceland a je volně dostupný</text:span><text:span text:style-name="T11"><text:note text:id="ftn22" text:note-class="footnote"><text:note-citation>22</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23" text:note-class="footnote"><text:note-citation>23</text:note-citation><text:note-body><text:p text:style-name="Footnote">Nástroj dostupný na: http://www.webarchiv.cz/generator/dc_generator.php</text:p></text:note-body></text:note>. Slouží ke generování Dublin Core Metadata Element Set<text:note text:id="ftn24" text:note-class="footnote"><text:note-citation>24</text:note-citation><text:note-body><text:p text:style-name="Footnote">Více informací o Dublin Core na: http://dublincore.org/documents/dces/</text:p></text:note-body></text:note>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25" text:note-class="footnote"><text:note-citation>25</text:note-citation><text:note-body><text:p text:style-name="Footnote">Webové stránky projektu Heritrix dostupné na: 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6" text:note-class="footnote"><text:note-citation>26</text:note-citation><text:note-body><text:p text:style-name="Footnote">Práce dostupná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text:soft-page-break/>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text:note text:id="ftn27" text:note-class="footnote"><text:note-citation>27</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28" text:note-class="footnote"><text:note-citation>28</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text:span><text:span text:style-name="T9">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29" text:note-class="footnote"><text:note-citation>29</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30" text:note-class="footnote"><text:note-citation>30</text:note-citation><text:note-body><text:p text:style-name="Footnote">Webové stránky projektu wayback dostupné na: http://archive-access.sourceforge.net/projects/wayback/</text:p></text:note-body></text:note> na internetu. Pro vyzkoušení jsem jej používal i na svém <text:soft-page-break/>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Práce měla Rozpoznání a archivace českého webu mimo národní doménu</text:span></text:span><text:span text:style-name="Strong_20_Emphasis"><text:span text:style-name="T6"><text:note text:id="ftn31" text:note-class="footnote"><text:note-citation>31</text:note-citation><text:note-body><text:p text:style-name="Footnote">Práce dostupná na: http://is.muni.cz/th/172585/fi_b/</text:p></text:note-body></text:note></text:span></text:span><text:span text:style-name="Strong_20_Emphasis"><text:span text:style-name="T6">. Nástroj se v současné době 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32" text:note-class="footnote"><text:note-citation>32</text:note-citation><text:note-body><text:p text:style-name="Footnote">Webové stránky projektu WCT dostupné na: 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6"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211506498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69128426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6"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 popřípadě na stránkách IA Webteam JIRA<text:note text:id="ftn33" text:note-class="footnote"><text:note-citation>33</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1240666529"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30">Umožňuje vytváření kontrolních součtů archivovaných souborů. <text:tab/>Respektive v jedno volné metadatové pole je určeno pro ascii <text:tab/>checksum. V praxi se využívá md5<text:note text:id="ftn34" text:note-class="footnote"><text:note-citation>34</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1471353930" text:continue-numbering="true" text:style-name="List_20_1">
        <text:list-item>
          <text:p text:style-name="List_20_1">Neumožňuje na rozdíl od warc zabránit duplicitnímu ukládání <text:tab/>dokumentů.</text:p>
        </text:list-item>
        <text:list-item>
          <text:p text:style-name="List_20_1"><text:soft-page-break/>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text:note text:id="ftn36" text:note-class="footnote"><text:note-citation>35</text:note-citation><text:note-body><text:p text:style-name="Footnote">Práce dostupná na: http://is.muni.cz/th/173018/fi_m/</text:p></text:note-body></text:note>.</text:p>
      <text:h text:style-name="P26"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1397801150" text:continue-numbering="true" text:style-name="List_20_1">
        <text:list-item>
          <text:p text:style-name="List_20_1">Do budoucna pravděpodobně většina institucí přejde na archivaci <text:tab/>webových stránek do warc archivů. Warc tedy budou nejspíše <text:soft-page-break/><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9">Na rozdíl od arc archivů umožňují ukládat nejen http odezvy, ale <text:tab/>také původní požadavky.</text:p>
        </text:list-item>
        <text:list-item>
          <text:p text:style-name="P29">Umí pracovat s více protokoly: HTTP, FTP, NNTP a SMTP.</text:p>
        </text:list-item>
        <text:list-item>
          <text:p text:style-name="P29">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9">Jedná se o současný ISO standard a bude jím s největší <text:tab/>pravděpodobností i budoucnosti.</text:p>
        </text:list-item>
        <text:list-item>
          <text:p text:style-name="P30">Nativně umožňuje kompresi dat.</text:p>
        </text:list-item>
        <text:list-item>
          <text:p text:style-name="P30"><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39" text:note-class="footnote"><text:note-citation>36</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40" text:note-class="footnote"><text:note-citation>37</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2099144070" text:continue-numbering="true" text:style-name="List_20_1">
        <text:list-item>
          <text:p text:style-name="P29">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9">Doposud nebyla řešena otázka, jak využít možnost ukládání větší <text:tab/>škály <text:tab/>metadat.</text:p>
        </text:list-item>
        <text:list-item>
          <text:p text:style-name="P29">Prozatím nejsou implementovány nutné nástroje na práci s warc <text:tab/>soubory. Před jejich zavedením v projektu WebArchiv bude potřeba <text:soft-page-break/><text:tab/>tyto nástroje implementovat.</text:p>
        </text:list-item>
        <text:list-item>
          <text:p text:style-name="P29">Zpětná převoditelnost z warc do arc není prozatím triviálně možná. [43] <text:tab/>Tím pádem se nedají případné nové sklizně ve formátu warc zařadit <text:tab/>ke starým sklizním ve formátu arc.</text:p>
        </text:list-item>
        <text:list-item>
          <text:p text:style-name="P29">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3"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8">O převodu, který provedli, zatím není dostatek informací.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 [44]</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P8">Proto například informace získané z Britské knihovny jsou pro WebArchiv hodnotné, ale ve skutečnosti nejsou jejich nástroje okamžitě použitelné. Pokud by je <text:soft-page-break/>chtěli pracovníci WebArchivu využít bylo by nutné je předělat pro jejich potřeby. Zkušenosti jiných řešitelů jsou však velmi cenné.</text:p>
      <text:h text:style-name="P26"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6" text:outline-level="2">Použité nástroje</text:h>
      <text:h text:style-name="P25"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38</text:note-citation><text:note-body><text:p text:style-name="Footnote">Webové stránky projektu JHOVE dostupné na: http://sourceforge.net/projects/jhove/</text:p></text:note-body></text:note>. V příloze F je dostupná ukázka výstupu programu JHOVE pro arc soubor.</text:p>
      <text:h text:style-name="P25"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43" text:note-class="footnote"><text:note-citation>39</text:note-citation><text:note-body><text:p text:style-name="Footnote">Přehled různých variant projektu JHOVE2 dostupný na: https://bitbucket.org/jhove2/main/descendants</text:p></text:note-body></text:note></text:span><text:span text:style-name="T2"><text:note text:id="ftn44" text:note-class="footnote"><text:note-citation>40</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8">Protože je JHOVE2 vyvíjen mnoha lidmi, vznikají různé verze tohoto programu se specifickými druhy přidané funkcionality. Pro mé účely jsem použil oficiální verzi<text:note text:id="ftn45" text:note-class="footnote"><text:note-citation>41</text:note-citation><text:note-body><text:p text:style-name="Footnote">Webová stránka projektu JHOVE2 dostupná na: https://bitbucket.org/jhove2/</text:p></text:note-body></text:note> a dále speciální verzi<text:note text:id="ftn46" text:note-class="footnote"><text:note-citation>42</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text:soft-page-break/>jsou psány právě v programovacím jazyce Python. </text:p>
      <text:p text:style-name="P8">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7">(přiložím ukázku původní třídy JHOVE2CommandLine a pak upraven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7" text:note-class="footnote"><text:note-citation>43</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text:soft-page-break/>archivy. </text:p>
      <text:p text:style-name="Text_20_body">Tento nástroj není již v současnosti dále vyvíjen a podporován, ale je stále dostupný ke stažení<text:note text:id="ftn48" text:note-class="footnote"><text:note-citation>44</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553717658"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9" text:note-class="footnote"><text:note-citation>45</text:note-citation><text:note-body><text:p text:style-name="Footnote">http://code.hanzoarchives.com/warc-tools/wiki/Home</text:p></text:note-body></text:note>.</text:p>
      <text:list xml:id="list1278957991"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50" text:note-class="footnote"><text:note-citation>46</text:note-citation><text:note-body><text:p text:style-name="Footnote">https://bitbucket.org/kpk09/warc-tools/wiki/Home</text:p></text:note-body></text:note>.</text:p>
      <text:list xml:id="list864336547"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soft-page-break/><text:tab/>souborem z hanzo.</text:p>
        </text:list-item>
      </text:list>
      <text:p text:style-name="P7">(rozvedu)</text:p>
      <text:h text:style-name="P26" text:outline-level="2">Převod</text:h>
      <text:p text:style-name="P7">Každý warc a i arc jsem projel JHOVEM a mám tam výpisy</text:p>
      <text:h text:style-name="P20" text:outline-level="1"><text:span text:style-name="T1">POUŽITO </text:span>Mám ARC 1s </text:h>
      <text:h text:style-name="P20" text:outline-level="1"><text:span text:style-name="T1">POUŽITO </text:span>CDX index arcu 1s </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h text:style-name="P23" text:outline-level="1">Závěr</text:h>
      <text:h text:style-name="P23"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text:soft-page-break/>[16] Zpráva dostupná pouze pracovníkům WebArchivu, na serveru GoogleDocs: 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text:soft-page-break/>[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7">(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3"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text:soft-page-break/>&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oft-page-break/><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text:soft-page-break/>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text:soft-page-break/>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7:46:13</dc:date>
    <dc:creator>Martin Prokop</dc:creator>
    <meta:editing-duration>P3DT12H2M42S</meta:editing-duration>
    <meta:editing-cycles>1690</meta:editing-cycles>
    <meta:document-statistic meta:table-count="1" meta:image-count="0" meta:object-count="0" meta:page-count="53" meta:paragraph-count="615" meta:word-count="8717" meta:character-count="64351" meta:non-whitespace-character-count="56157"/>
  </office:meta>
</office:document-meta>
</file>